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alibri1" svg:font-family="Calibri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2pt" officeooo:rsid="001baed7" officeooo:paragraph-rsid="001baed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2pt" officeooo:rsid="001baed7" officeooo:paragraph-rsid="001baed7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Calibri" fo:font-size="12pt" officeooo:rsid="001baed7" officeooo:paragraph-rsid="001baed7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Calibri" fo:font-size="12pt" officeooo:rsid="001baed7" officeooo:paragraph-rsid="001c7fdb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Calibri" fo:font-size="12pt" officeooo:rsid="001baed7" officeooo:paragraph-rsid="002341b2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Calibri" fo:font-size="12pt" officeooo:rsid="001baed7" officeooo:paragraph-rsid="00276ef7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Calibri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Calibri" fo:font-size="12pt" officeooo:paragraph-rsid="001c7fdb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Calibri" fo:font-size="12pt" officeooo:paragraph-rsid="001d5738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Calibri" fo:font-size="12pt" officeooo:paragraph-rsid="002341b2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alibri" fo:font-size="12pt" officeooo:paragraph-rsid="00276ef7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officeooo:paragraph-rsid="00276ef7"/>
    </style:style>
    <style:style style:name="P13" style:family="paragraph" style:parent-style-name="Standard">
      <style:paragraph-properties fo:text-align="start" style:justify-single-word="false"/>
      <style:text-properties fo:color="#000000" style:font-name="Calibri" fo:font-size="12pt" fo:font-weight="bold" style:font-size-asian="12pt" style:font-weight-asian="bold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style:font-name="Calibri" fo:font-size="12pt" fo:font-weight="bold" officeooo:paragraph-rsid="001c7fdb" style:font-size-asian="12pt" style:font-weight-asian="bold" style:font-size-complex="12pt"/>
    </style:style>
    <style:style style:name="P15" style:family="paragraph" style:parent-style-name="Standard">
      <style:paragraph-properties fo:text-align="start" style:justify-single-word="false"/>
      <style:text-properties fo:color="#000000" style:font-name="Calibri" fo:font-size="12pt" fo:font-weight="bold" officeooo:paragraph-rsid="002341b2" style:font-size-asian="12pt" style:font-weight-asian="bold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style:font-name="Calibri" fo:font-size="12pt" fo:font-weight="bold" officeooo:paragraph-rsid="00276ef7" style:font-size-asian="12pt" style:font-weight-asian="bold" style:font-size-complex="12pt"/>
    </style:style>
    <style:style style:name="P17" style:family="paragraph" style:parent-style-name="Standard">
      <style:paragraph-properties fo:text-align="start" style:justify-single-word="false"/>
      <style:text-properties fo:color="#000000" style:font-name="Calibri" fo:font-size="12pt" fo:font-weight="normal" officeooo:rsid="00231125" officeooo:paragraph-rsid="002341b2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Calibri" fo:font-size="12pt" fo:font-weight="normal" officeooo:rsid="00252065" officeooo:paragraph-rsid="00252065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fo:color="#000000" style:font-name="Calibri" fo:font-size="12pt" fo:font-weight="normal" officeooo:rsid="002c9e37" officeooo:paragraph-rsid="002c9e37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fo:color="#000000" style:font-name="Calibri" fo:font-size="12pt" fo:font-weight="normal" officeooo:rsid="002c9e37" officeooo:paragraph-rsid="002c9e37" style:font-size-asian="12pt" style:font-weight-asian="normal" style:font-size-complex="12pt" style:font-weight-complex="normal"/>
    </style:style>
    <style:style style:name="P21" style:family="paragraph" style:parent-style-name="Standard" style:list-style-name="L2">
      <style:paragraph-properties fo:text-align="start" style:justify-single-word="false"/>
      <style:text-properties fo:color="#000000" style:font-name="Calibri" fo:font-size="12pt" fo:font-weight="normal" officeooo:rsid="002ca50c" officeooo:paragraph-rsid="002ca50c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rsid="001c7fdb" officeooo:paragraph-rsid="001c7fdb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rsid="001c7fdb" officeooo:paragraph-rsid="002341b2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rsid="00231125" officeooo:paragraph-rsid="00231125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alibri" fo:font-size="12pt" fo:font-weight="normal" officeooo:rsid="00231125" officeooo:paragraph-rsid="00231125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rsid="00252065" officeooo:paragraph-rsid="00252065" style:font-size-asian="12pt" style:font-weight-asian="normal" style:font-size-complex="12pt" style:font-weight-complex="normal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rsid="002bde36" officeooo:paragraph-rsid="002bde36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Calibri" fo:font-size="12pt" fo:font-weight="normal" officeooo:rsid="002c9e37" officeooo:paragraph-rsid="002c9e37" style:font-size-asian="12pt" style:font-weight-asian="normal" style:font-size-complex="12pt" style:font-weight-complex="normal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Calibri" fo:font-size="12pt" officeooo:rsid="001c7fdb" officeooo:paragraph-rsid="001c7fdb" style:font-size-asian="12pt" style:font-size-complex="12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Calibri" fo:font-size="12pt" officeooo:rsid="00291614" officeooo:paragraph-rsid="00291614" style:font-size-asian="12pt" style:font-size-complex="12pt"/>
    </style:style>
    <style:style style:name="T1" style:family="text">
      <style:text-properties fo:color="#000000"/>
    </style:style>
    <style:style style:name="T2" style:family="text">
      <style:text-properties fo:color="#000000" fo:font-weight="bold" style:font-weight-asian="bold"/>
    </style:style>
    <style:style style:name="T3" style:family="text">
      <style:text-properties fo:color="#000000" fo:font-weight="normal" style:font-weight-asian="normal" style:font-weight-complex="normal"/>
    </style:style>
    <style:style style:name="T4" style:family="text">
      <style:text-properties fo:color="#000000" fo:font-weight="normal" officeooo:rsid="001c7fdb" style:font-weight-asian="normal" style:font-weight-complex="normal"/>
    </style:style>
    <style:style style:name="T5" style:family="text">
      <style:text-properties fo:color="#000000" fo:font-weight="normal" officeooo:rsid="001d5738" style:font-weight-asian="normal" style:font-weight-complex="normal"/>
    </style:style>
    <style:style style:name="T6" style:family="text">
      <style:text-properties fo:color="#000000" fo:font-weight="normal" officeooo:rsid="002341b2" style:font-weight-asian="normal" style:font-weight-complex="normal"/>
    </style:style>
    <style:style style:name="T7" style:family="text">
      <style:text-properties fo:color="#000000" fo:font-weight="normal" officeooo:rsid="00291614" style:font-weight-asian="normal" style:font-weight-complex="normal"/>
    </style:style>
    <style:style style:name="T8" style:family="text">
      <style:text-properties fo:color="#000000" fo:font-weight="normal" officeooo:rsid="002af977" style:font-weight-asian="normal" style:font-weight-complex="normal"/>
    </style:style>
    <style:style style:name="T9" style:family="text">
      <style:text-properties fo:color="#000000" fo:font-weight="normal" officeooo:rsid="002c9e37" style:font-weight-asian="normal" style:font-weight-complex="normal"/>
    </style:style>
    <style:style style:name="T10" style:family="text">
      <style:text-properties fo:color="#000000" officeooo:rsid="001c7fdb"/>
    </style:style>
    <style:style style:name="T11" style:family="text">
      <style:text-properties fo:color="#000000" officeooo:rsid="001d5738"/>
    </style:style>
    <style:style style:name="T12" style:family="text">
      <style:text-properties fo:color="#000000" officeooo:rsid="001f34f1"/>
    </style:style>
    <style:style style:name="T13" style:family="text">
      <style:text-properties fo:color="#000000" officeooo:rsid="00209bc3"/>
    </style:style>
    <style:style style:name="T14" style:family="text">
      <style:text-properties fo:color="#000000" officeooo:rsid="0021f4f6"/>
    </style:style>
    <style:style style:name="T15" style:family="text">
      <style:text-properties fo:color="#000000" officeooo:rsid="00252065"/>
    </style:style>
    <style:style style:name="T16" style:family="text">
      <style:text-properties fo:color="#000000" officeooo:rsid="00276ef7"/>
    </style:style>
    <style:style style:name="T17" style:family="text">
      <style:text-properties fo:color="#000000" style:font-name="Calibri1" fo:font-size="12pt" fo:font-weight="normal" officeooo:rsid="001d5738" style:font-size-asian="12pt" style:font-weight-asian="normal" style:font-weight-complex="normal"/>
    </style:style>
    <style:style style:name="T18" style:family="text">
      <style:text-properties fo:color="#000000" style:font-name="Calibri1" fo:font-size="12pt" fo:font-weight="normal" officeooo:rsid="00276ef7" style:font-size-asian="12pt" style:font-weight-asian="normal" style:font-weight-complex="normal"/>
    </style:style>
    <style:style style:name="T19" style:family="text">
      <style:text-properties fo:color="#000000" style:font-name="Calibri1" fo:font-size="12pt" fo:font-weight="normal" officeooo:rsid="002c9e37" style:font-size-asian="12pt" style:font-weight-asian="normal" style:font-weight-complex="normal"/>
    </style:style>
    <style:style style:name="T20" style:family="text">
      <style:text-properties fo:color="#000000" style:font-name="Calibri" fo:font-size="12pt" fo:font-weight="bold" style:font-size-asian="12pt" style:font-weight-asian="bold" style:font-size-complex="12pt"/>
    </style:style>
    <style:style style:name="T21" style:family="text">
      <style:text-properties fo:color="#000000" officeooo:rsid="002af977"/>
    </style:style>
    <style:style style:name="T22" style:family="text">
      <style:text-properties fo:color="#000000" officeooo:rsid="002bde36"/>
    </style:style>
    <style:style style:name="T23" style:family="text">
      <style:text-properties fo:color="#000000" officeooo:rsid="002c8874"/>
    </style:style>
    <style:style style:name="T24" style:family="text">
      <style:text-properties fo:color="#00007d"/>
    </style:style>
    <style:style style:name="T25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cadêmicos:<text:tab/>Franklin Brabosa</text:p>
      <text:p text:style-name="P1"><text:tab/><text:tab/>Jefferson Carlos<text:tab/><text:tab/></text:p>
      <text:p text:style-name="P1"><text:tab/><text:tab/>Mauri Junior</text:p>
      <text:p text:style-name="P1"><text:tab/><text:tab/>Neyvá Conceição</text:p>
      <text:p text:style-name="P1"><text:tab/><text:tab/>Sibelly Sanches</text:p>
      <text:p text:style-name="P1"/>
      <text:p text:style-name="P2"><text:span text:style-name="T25">Contratos</text:span><text:tab/> </text:p>
      <text:p text:style-name="P2"/>
      <text:p text:style-name="P3"><text:span text:style-name="T2">Operação: </text:span><text:span text:style-name="T4">inserirProduto</text:span><text:span text:style-name="T1">(</text:span><text:span text:style-name="T10">produto</text:span><text:span text:style-name="T1">)</text:span></text:p>
      <text:p text:style-name="P7"><text:span text:style-name="T2">Referências cruzadas</text:span><text:span text:style-name="T1">: Caso de uso “</text:span><text:span text:style-name="T10">Gerenciar</text:span><text:span text:style-name="T1"> </text:span><text:span text:style-name="T10">Produto</text:span><text:span text:style-name="T1">”</text:span></text:p>
      <text:p text:style-name="P9"><text:span text:style-name="T2">Pré-condições: </text:span><text:span text:style-name="T4">O usuário </text:span><text:span text:style-name="T5">foi devidamente autenticado no sistema</text:span></text:p>
      <text:p text:style-name="P13">Pós-Condições:</text:p>
      <text:list xml:id="list8168206710538327589" text:style-name="L1">
        <text:list-item>
          <text:p text:style-name="P29"><text:span text:style-name="T7">Foi</text:span><text:span text:style-name="T3"> </text:span><text:span text:style-name="T7">criada uma instância</text:span><text:span text:style-name="T3"> </text:span><text:span text:style-name="T7">npr </text:span><text:span text:style-name="T3">d</text:span><text:span text:style-name="T7">e </text:span><text:span text:style-name="T8">P</text:span><text:span text:style-name="T3">roduto </text:span><text:span text:style-name="T7">(criação de instância)</text:span></text:p>
        </text:list-item>
        <text:list-item>
          <text:p text:style-name="P30"><text:span text:style-name="T7">n</text:span><text:span text:style-name="T3">pr foi associada com o fornecedor (associação formada)</text:span></text:p>
        </text:list-item>
      </text:list>
      <text:p text:style-name="P3"/>
      <text:p text:style-name="P4"><text:span text:style-name="T2">Operação: </text:span><text:span text:style-name="T4">consultarProduto</text:span><text:span text:style-name="T1">(</text:span><text:span text:style-name="T11">nomeP</text:span><text:span text:style-name="T10">roduto</text:span><text:span text:style-name="T1">)</text:span></text:p>
      <text:p text:style-name="P8"><text:span text:style-name="T2">Referências cruzadas</text:span><text:span text:style-name="T1">: Caso de uso “</text:span><text:span text:style-name="T10">Gerenciar</text:span><text:span text:style-name="T1"> </text:span><text:span text:style-name="T10">Produto</text:span><text:span text:style-name="T1">”</text:span></text:p>
      <text:p text:style-name="P8"><text:span text:style-name="T2">Pré-condições: </text:span><text:span text:style-name="T4">O usuário </text:span><text:span text:style-name="T5">foi devidamente autenticado no sistema</text:span></text:p>
      <text:p text:style-name="P14">Pós-Condições:</text:p>
      <text:list xml:id="list210734732166529" text:continue-numbering="true" text:style-name="L1">
        <text:list-item>
          <text:p text:style-name="P22"><text:span text:style-name="T1">O </text:span><text:span text:style-name="T12">objeto </text:span><text:span text:style-name="T21">pr de P</text:span><text:span text:style-name="T12">roduto cuja categ</text:span><text:span text:style-name="T13">o</text:span><text:span text:style-name="T12">ria é igual ao parâmetro nomeProduto </text:span><text:span text:style-name="T14">foi encontrado</text:span></text:p>
        </text:list-item>
        <text:list-item>
          <text:p text:style-name="P24"><text:span text:style-name="T14">O </text:span><text:span text:style-name="T1">objeto </text:span><text:span text:style-name="T21">pr </text:span><text:span text:style-name="T15">foi</text:span><text:span text:style-name="T1"> retornado</text:span></text:p>
        </text:list-item>
      </text:list>
      <text:p text:style-name="P25"><text:span text:style-name="T1"/></text:p>
      <text:p text:style-name="P5"><text:span text:style-name="T2">Operação: </text:span><text:span text:style-name="T6">alterar</text:span><text:span text:style-name="T4">Produto</text:span><text:span text:style-name="T1">(</text:span><text:span text:style-name="T11">nomeP</text:span><text:span text:style-name="T10">roduto</text:span><text:span text:style-name="T1">)</text:span></text:p>
      <text:p text:style-name="P10"><text:span text:style-name="T2">Referências cruzadas</text:span><text:span text:style-name="T1">: Caso de uso “</text:span><text:span text:style-name="T10">Gerenciar</text:span><text:span text:style-name="T1"> </text:span><text:span text:style-name="T10">Produto</text:span><text:span text:style-name="T1">”</text:span></text:p>
      <text:p text:style-name="P10"><text:span text:style-name="T2">Pré-condições: </text:span><text:span text:style-name="T4">O usuário </text:span><text:span text:style-name="T5">foi devidamente autenticado no sistema</text:span></text:p>
      <text:p text:style-name="P15">Pós-Condições:</text:p>
      <text:list xml:id="list210734740150552" text:continue-numbering="true" text:style-name="L1">
        <text:list-item>
          <text:p text:style-name="P23"><text:span text:style-name="T1">O </text:span><text:span text:style-name="T12">objeto </text:span><text:span text:style-name="T22">pr de P</text:span><text:span text:style-name="T12">roduto cuja categ</text:span><text:span text:style-name="T13">o</text:span><text:span text:style-name="T12">ria é igual ao parâmetro nomeProduto </text:span><text:span text:style-name="T14">foi encontrado</text:span></text:p>
        </text:list-item>
        <text:list-item>
          <text:p text:style-name="P27"><text:span text:style-name="T1">Os atributos selecionados de pr foram atualizados com os valores inseridos pelo usuário</text:span></text:p>
        </text:list-item>
      </text:list>
      <text:p text:style-name="P17"/>
      <text:p text:style-name="P17"/>
      <text:p text:style-name="P5"><text:span text:style-name="T2">Operação: </text:span><text:span text:style-name="T6">excluir</text:span><text:span text:style-name="T4">Produto</text:span><text:span text:style-name="T1">(</text:span><text:span text:style-name="T11">nomeP</text:span><text:span text:style-name="T10">roduto</text:span><text:span text:style-name="T1">)</text:span></text:p>
      <text:p text:style-name="P10"><text:span text:style-name="T2">Referências cruzadas</text:span><text:span text:style-name="T1">: Caso de uso “</text:span><text:span text:style-name="T10">Gerenciar</text:span><text:span text:style-name="T1"> </text:span><text:span text:style-name="T10">Produto</text:span><text:span text:style-name="T1">”</text:span></text:p>
      <text:p text:style-name="P10"><text:span text:style-name="T2">Pré-condições: </text:span><text:span text:style-name="T4">O usuário </text:span><text:span text:style-name="T5">foi devidamente autenticado no sistema</text:span></text:p>
      <text:p text:style-name="P15">Pós-Condições:</text:p>
      <text:list xml:id="list210734752149297" text:continue-numbering="true" text:style-name="L1">
        <text:list-item>
          <text:p text:style-name="P23"><text:span text:style-name="T1">O </text:span><text:span text:style-name="T12">objeto </text:span><text:span text:style-name="T23">pr de P</text:span><text:span text:style-name="T12">roduto cuja categ</text:span><text:span text:style-name="T13">o</text:span><text:span text:style-name="T12">ria é igual ao parâmetro nomeProduto </text:span><text:span text:style-name="T14">foi encontrado</text:span></text:p>
        </text:list-item>
        <text:list-item>
          <text:p text:style-name="P28"><text:span text:style-name="T14">A </text:span><text:span text:style-name="T1">associação com o fornecedor foi desfeita</text:span></text:p>
        </text:list-item>
        <text:list-item>
          <text:p text:style-name="P26"><text:span text:style-name="T1">O objeto pr foi excluído</text:span></text:p>
        </text:list-item>
      </text:list>
      <text:p text:style-name="P18"/>
      <text:p text:style-name="P6"><text:span text:style-name="T2">Operação: </text:span><text:span text:style-name="T9">processarVenda(idProduto, qntde)</text:span></text:p>
      <text:p text:style-name="P11"><text:span text:style-name="T2">Referências cruzadas</text:span><text:span text:style-name="T1">: Caso de uso “</text:span><text:span text:style-name="T10">Gerenciar</text:span><text:span text:style-name="T1"> </text:span><text:span text:style-name="T16">Venda</text:span><text:span text:style-name="T1">”</text:span></text:p>
      <text:p text:style-name="P12"><text:span text:style-name="T20">Pré-condições: </text:span><text:span text:style-name="T17">Usuário e os produtos do sistema </text:span><text:span text:style-name="T18">foram </text:span><text:span text:style-name="T17">devidamente cadastrados </text:span><text:span text:style-name="T19">e existe uma veda em andamento</text:span></text:p>
      <text:p text:style-name="P16">Pós-Condições:</text:p>
      <text:list xml:id="list1810638857051299466" text:style-name="L3">
        <text:list-item>
          <text:p text:style-name="P20">Foi criada uma instância vendaCorrente de Venda</text:p>
        </text:list-item>
      </text:list>
      <text:list xml:id="list7203983727643388543" text:style-name="L2">
        <text:list-item>
          <text:p text:style-name="P19">Foi criada uma instância prVenda de Produto</text:p>
        </text:list-item>
        <text:list-item>
          <text:p text:style-name="P19">prVenda foi associada com vendaCorrente (associação formada)</text:p>
        </text:list-item>
        <text:list-item>
          <text:p text:style-name="P19">vendaCorrente.quantidade <text:s/>tornou-se qntde (modificação de atributo)</text:p>
        </text:list-item>
        <text:list-item>
          <text:p text:style-name="P21">A quantidade em estoque do Produto foi atualizad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alibri1" svg:font-family="Calibri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3T20:46:12.883000000</meta:creation-date>
    <dc:date>2014-04-25T21:07:34.632000000</dc:date>
    <meta:editing-duration>PT46M37S</meta:editing-duration>
    <meta:editing-cycles>17</meta:editing-cycles>
    <meta:generator>LibreOffice/4.1.5.3$Windows_x86 LibreOffice_project/1c1366bba2ba2b554cd2ca4d87c06da81c05d24</meta:generator>
    <meta:document-statistic meta:table-count="0" meta:image-count="0" meta:object-count="0" meta:page-count="1" meta:paragraph-count="40" meta:word-count="250" meta:character-count="1818" meta:non-whitespace-character-count="1609"/>
  </office:meta>
</office:document-meta>
</file>